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variant="normal" fo:text-transform="none" fo:color="#00c1f1" style:font-name="H5PDroidSans" fo:font-size="12pt" fo:letter-spacing="normal" fo:font-style="normal"/>
    </style:style>
    <style:style style:name="T2" style:family="text">
      <style:text-properties fo:font-variant="normal" fo:text-transform="none" fo:color="#00c1f1" style:font-name="H5PDroidSans" fo:font-size="12pt" fo:letter-spacing="normal" fo:font-style="normal" fo:background-color="#ffff00"/>
    </style:style>
    <style:style style:name="T3" style:family="text">
      <style:text-properties fo:font-variant="normal" fo:text-transform="none" style:font-name="H5PDroidSans" fo:font-size="12pt" fo:letter-spacing="normal" fo:font-style="normal" fo:background-color="#ffff00"/>
    </style:style>
    <style:style style:name="T4" style:family="text">
      <style:text-properties fo:font-variant="normal" fo:text-transform="none" fo:color="#000000" style:font-name="H5PDroidSans" fo:font-size="12pt" fo:letter-spacing="normal" fo:font-style="normal"/>
    </style:style>
    <style:style style:name="T5" style:family="text">
      <style:text-properties fo:font-variant="normal" fo:text-transform="none" fo:color="#000000" style:font-name="H5PDroidSans" fo:font-size="12pt" fo:letter-spacing="normal" fo:font-style="normal" fo:background-color="#ffff00"/>
    </style:style>
    <style:style style:name="T6" style:family="text">
      <style:text-properties fo:font-variant="normal" fo:text-transform="none" fo:color="#000000" style:font-name="H5PDroidSans" fo:font-size="12pt" fo:letter-spacing="normal" fo:font-style="normal" fo:background-color="#ffffff"/>
    </style:style>
    <style:style style:name="T7" style:family="text">
      <style:text-properties fo:background-color="#ffff00"/>
    </style:style>
    <style:style style:name="T8" style:family="text">
      <style:text-properties fo:color="#000000"/>
    </style:style>
    <style:style style:name="T9" style:family="text">
      <style:text-properties fo:color="#000000" fo:background-color="#ffff00"/>
    </style:style>
    <style:style style:name="T10" style:family="text">
      <style:text-properties fo:color="#000000"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6">What Is Ghidra?</text:span></text:span><text:span text:style-name="T10"> </text:span></text:p>
      <text:p text:style-name="P1">Ghidra ist eine Reverse-Engineering-Anwendung, die Malware-Analysten bei der Durchführung eingehender Suchen des Inhalts einer Datei unterstützt. Ghidra ist ein Disassemblierungstool, das keinen Code ausführt, sondern stattdessen den Assembler-Code der Malware abbildet und es dem Benutzer ermöglicht, den Code zu überprüfen, ohne das Dateisystem des Analysegeräts zu beeinträchtigen. Dies macht Ghidra zu einem idealen Werkzeug, um Funktionen zu identifizieren und abzubilden, die ein Malware-Analyst besonders nützlich finden könnte.</text:p>
      <text:p text:style-name="P1"/>
      <text:p text:style-name="P2">How Does It Work?</text:p>
      <text:p text:style-name="P1">Der Benutzer importiert die Datei in Ghidra, das sie dann analysiert und eine Fülle von Informationen liefert:<text:line-break/><text:line-break/>Symbolbaum - Dieser enthält die Importe, Exporte und Funktionen, die von der Malware verwendet werden, um ihre bösartigen Aktionen auszuführen.<text:line-break/>Importe - Hier wird der Benutzer über die von der Malware importierten Bibliotheken informiert. Die Anzeige des Funktionsgraphen in der Ghidra-Symbolleiste kann ebenfalls bei der Malware-Analyse helfen.<text:line-break/>Funktionsgrafik - Hier wird eine grafische Darstellung der Malware angezeigt.</text:p>
      <text:p text:style-name="P1"/>
      <text:p text:style-name="P1"/>
      <text:p text:style-name="P2">How Does Ghidra Relate to Cybersecurity?</text:p>
      <text:p text:style-name="P1">Diese Anwendung ist bei Malware-Analysten als Disassemblierungstool beliebt. Es ermöglicht Malware-Analysten, die Funktionalität eines Malware-Musters zu untersuchen, ohne es auszuführen. Dies ist äußerst nützlich, da es Analysten ermöglicht, den Code der Malware zu untersuchen, um festzustellen, welche Aktivitäten sie auf einem kompromittierten Host durchführen könnte. Es ist wichtig zu beachten, dass die Arbeit mit Ghidra ein Mindestmaß an Programmierkenntnissen erfordert. Sie müssen kein Software-Ingenieur sein, sollten aber über ein grundlegendes Verständnis für dieses Thema verfügen. Außerdem können Sie sich die Grundlagen des Codes selbst aneignen, da er nicht allzu komplex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79cm" fo:margin-bottom="1.071cm" fo:margin-left="1.005cm" fo:margin-right="1.31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S</meta:editing-duration>
    <meta:editing-cycles>3</meta:editing-cycles>
    <meta:generator>OpenOffice/4.1.14$Win32 OpenOffice.org_project/4114m1$Build-9811</meta:generator>
    <dc:date>2024-01-09T10:53:34.65</dc:date>
    <meta:document-statistic meta:table-count="0" meta:image-count="0" meta:object-count="0" meta:page-count="1" meta:paragraph-count="6" meta:word-count="245" meta:character-count="1837"/>
    <dc:creator>kaos sevdalisi</dc:creator>
    <meta:user-defined meta:name="Info 1"/>
    <meta:user-defined meta:name="Info 2"/>
    <meta:user-defined meta:name="Info 3"/>
    <meta:user-defined meta:name="Info 4"/>
  </office:meta>
</office:document-meta>
</file>